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50000019E4B1E63BA8AE7280F.png" manifest:media-type="image/png"/>
  <manifest:file-entry manifest:full-path="Pictures/10000001000003A8000001990E6450D471AAAE96.png" manifest:media-type="image/png"/>
  <manifest:file-entry manifest:full-path="Pictures/100000010000038F000000F9FF115BCE8C4405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7.251cm" svg:height="7.447cm" svg:x="0.054cm" svg:y="4.39cm">
          <draw:image xlink:href="Pictures/100000010000038F000000F9FF115BCE8C4405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5.977cm" svg:height="11.35cm" svg:x="1.087cm" svg:y="1.905cm">
          <draw:image xlink:href="Pictures/10000001000003A8000001990E6450D471AAAE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5.53cm" svg:height="14.578cm" svg:x="1.27cm" svg:y="0.635cm">
          <draw:image xlink:href="Pictures/10000001000002D50000019E4B1E63BA8AE728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8T21:54:46.912744485</meta:creation-date>
    <meta:editing-duration>P1DT12H43M42S</meta:editing-duration>
    <meta:editing-cycles>3</meta:editing-cycles>
    <meta:generator>LibreOffice/7.3.7.2$Linux_X86_64 LibreOffice_project/30$Build-2</meta:generator>
    <dc:date>2024-11-16T10:34:46.991118531</dc:date>
    <meta:document-statistic meta:object-count="36"/>
  </office:meta>
</office:document-meta>
</file>